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124.53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Leh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Registrikood</text:p>
          </table:table-cell>
          <table:table-cell table:style-name="ce1" office:value-type="string" calcext:value-type="string">
            <text:p>Toetuse saaja nimi</text:p>
          </table:table-cell>
          <table:table-cell table:style-name="ce1" office:value-type="string" calcext:value-type="string">
            <text:p>Meetme nimetus</text:p>
          </table:table-cell>
          <table:table-cell table:style-name="ce1" office:value-type="string" calcext:value-type="string">
            <text:p>Teenuse nimetus</text:p>
          </table:table-cell>
          <table:table-cell table:style-name="ce1" office:value-type="string" calcext:value-type="string">
            <text:p>Laenusumma</text:p>
          </table:table-cell>
          <table:table-cell table:style-name="ce1" office:value-type="string" calcext:value-type="string">
            <text:p>Käendussumma</text:p>
          </table:table-cell>
          <table:table-cell table:style-name="ce1" office:value-type="string" calcext:value-type="string">
            <text:p>Käenduse tähtaeg</text:p>
          </table:table-cell>
        </table:table-row>
        <table:table-row table:style-name="ro1">
          <table:table-cell office:value-type="float" office:value="11449281" calcext:value-type="float">
            <text:p>11449281</text:p>
          </table:table-cell>
          <table:table-cell office:value-type="string" calcext:value-type="string">
            <text:p>Reval Kondiiter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5000" calcext:value-type="float">
            <text:p>75000</text:p>
          </table:table-cell>
          <table:table-cell office:value-type="float" office:value="37500" calcext:value-type="float">
            <text:p>37500</text:p>
          </table:table-cell>
          <table:table-cell office:value-type="date" office:date-value="2020-10-03" calcext:value-type="date">
            <text:p>3.10.20</text:p>
          </table:table-cell>
        </table:table-row>
        <table:table-row table:style-name="ro1">
          <table:table-cell office:value-type="float" office:value="12850301" calcext:value-type="float">
            <text:p>12850301</text:p>
          </table:table-cell>
          <table:table-cell office:value-type="string" calcext:value-type="string">
            <text:p>V SpaaHotell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63185.67" calcext:value-type="float">
            <text:p>763185,67</text:p>
          </table:table-cell>
          <table:table-cell office:value-type="float" office:value="381592.83" calcext:value-type="float">
            <text:p>381592,83</text:p>
          </table:table-cell>
          <table:table-cell office:value-type="date" office:date-value="2024-05-25" calcext:value-type="date">
            <text:p>25.5.24</text:p>
          </table:table-cell>
        </table:table-row>
        <table:table-row table:style-name="ro1">
          <table:table-cell office:value-type="float" office:value="12476989" calcext:value-type="float">
            <text:p>12476989</text:p>
          </table:table-cell>
          <table:table-cell office:value-type="string" calcext:value-type="string">
            <text:p>Symbol Hambaravi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8700" calcext:value-type="float">
            <text:p>18700</text:p>
          </table:table-cell>
          <table:table-cell office:value-type="float" office:value="16830" calcext:value-type="float">
            <text:p>16830</text:p>
          </table:table-cell>
          <table:table-cell office:value-type="date" office:date-value="2021-10-14" calcext:value-type="date">
            <text:p>14.10.21</text:p>
          </table:table-cell>
        </table:table-row>
        <table:table-row table:style-name="ro1">
          <table:table-cell office:value-type="float" office:value="12213675" calcext:value-type="float">
            <text:p>12213675</text:p>
          </table:table-cell>
          <table:table-cell office:value-type="string" calcext:value-type="string">
            <text:p>Lõuna-Eesti Kliinik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80000" calcext:value-type="float">
            <text:p>80000</text:p>
          </table:table-cell>
          <table:table-cell office:value-type="float" office:value="72000" calcext:value-type="float">
            <text:p>72000</text:p>
          </table:table-cell>
          <table:table-cell office:value-type="date" office:date-value="2021-04-15" calcext:value-type="date">
            <text:p>15.4.21</text:p>
          </table:table-cell>
        </table:table-row>
        <table:table-row table:style-name="ro1">
          <table:table-cell office:value-type="float" office:value="12329932" calcext:value-type="float">
            <text:p>12329932</text:p>
          </table:table-cell>
          <table:table-cell office:value-type="string" calcext:value-type="string">
            <text:p>Münchhausen Productions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1-04-15" calcext:value-type="date">
            <text:p>15.4.21</text:p>
          </table:table-cell>
        </table:table-row>
        <table:table-row table:style-name="ro1">
          <table:table-cell office:value-type="float" office:value="12174395" calcext:value-type="float">
            <text:p>12174395</text:p>
          </table:table-cell>
          <table:table-cell office:value-type="string" calcext:value-type="string">
            <text:p>Brasovski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10" calcext:value-type="float">
            <text:p>15010</text:p>
          </table:table-cell>
          <table:table-cell office:value-type="float" office:value="13509" calcext:value-type="float">
            <text:p>13509</text:p>
          </table:table-cell>
          <table:table-cell office:value-type="date" office:date-value="2024-04-17" calcext:value-type="date">
            <text:p>17.4.24</text:p>
          </table:table-cell>
        </table:table-row>
        <table:table-row table:style-name="ro1">
          <table:table-cell office:value-type="float" office:value="10403348" calcext:value-type="float">
            <text:p>10403348</text:p>
          </table:table-cell>
          <table:table-cell office:value-type="string" calcext:value-type="string">
            <text:p>Ruunawere Hotell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 office:value-type="date" office:date-value="2022-04-17" calcext:value-type="date">
            <text:p>17.4.22</text:p>
          </table:table-cell>
        </table:table-row>
        <table:table-row table:style-name="ro1">
          <table:table-cell office:value-type="float" office:value="10358694" calcext:value-type="float">
            <text:p>10358694</text:p>
          </table:table-cell>
          <table:table-cell office:value-type="string" calcext:value-type="string">
            <text:p>Arensburg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5000" calcext:value-type="float">
            <text:p>135000</text:p>
          </table:table-cell>
          <table:table-cell office:value-type="date" office:date-value="2026-04-09" calcext:value-type="date">
            <text:p>9.4.26</text:p>
          </table:table-cell>
        </table:table-row>
        <table:table-row table:style-name="ro1">
          <table:table-cell office:value-type="float" office:value="10336575" calcext:value-type="float">
            <text:p>10336575</text:p>
          </table:table-cell>
          <table:table-cell office:value-type="string" calcext:value-type="string">
            <text:p>Classic Kohvik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6-04-09" calcext:value-type="date">
            <text:p>9.4.26</text:p>
          </table:table-cell>
        </table:table-row>
        <table:table-row table:style-name="ro1">
          <table:table-cell office:value-type="float" office:value="12046361" calcext:value-type="float">
            <text:p>12046361</text:p>
          </table:table-cell>
          <table:table-cell office:value-type="string" calcext:value-type="string">
            <text:p>OKO Restoranid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60000" calcext:value-type="float">
            <text:p>360000</text:p>
          </table:table-cell>
          <table:table-cell office:value-type="date" office:date-value="2023-04-09" calcext:value-type="date">
            <text:p>9.4.23</text:p>
          </table:table-cell>
        </table:table-row>
        <table:table-row table:style-name="ro1">
          <table:table-cell office:value-type="float" office:value="14045006" calcext:value-type="float">
            <text:p>14045006</text:p>
          </table:table-cell>
          <table:table-cell office:value-type="string" calcext:value-type="string">
            <text:p>24-7Fitnessklubi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5000" calcext:value-type="float">
            <text:p>135000</text:p>
          </table:table-cell>
          <table:table-cell office:value-type="date" office:date-value="2023-04-15" calcext:value-type="date">
            <text:p>15.4.23</text:p>
          </table:table-cell>
        </table:table-row>
        <table:table-row table:style-name="ro1">
          <table:table-cell office:value-type="float" office:value="10574156" calcext:value-type="float">
            <text:p>10574156</text:p>
          </table:table-cell>
          <table:table-cell office:value-type="string" calcext:value-type="string">
            <text:p>HOTEL L'ERMITAGE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office:value-type="date" office:date-value="2024-01-25" calcext:value-type="date">
            <text:p>25.1.24</text:p>
          </table:table-cell>
        </table:table-row>
        <table:table-row table:style-name="ro1">
          <table:table-cell office:value-type="float" office:value="10205387" calcext:value-type="float">
            <text:p>10205387</text:p>
          </table:table-cell>
          <table:table-cell office:value-type="string" calcext:value-type="string">
            <text:p>Salonshop Baltic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fikseeritud käendus olemasolevatele laenude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192500" calcext:value-type="float">
            <text:p>192500</text:p>
          </table:table-cell>
          <table:table-cell office:value-type="date" office:date-value="2021-04-30" calcext:value-type="date">
            <text:p>30.4.21</text:p>
          </table:table-cell>
        </table:table-row>
        <table:table-row table:style-name="ro1">
          <table:table-cell office:value-type="float" office:value="10205387" calcext:value-type="float">
            <text:p>10205387</text:p>
          </table:table-cell>
          <table:table-cell office:value-type="string" calcext:value-type="string">
            <text:p>Salonshop Baltic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fikseeritud käendus olemasolevatele laenudele</text:p>
          </table:table-cell>
          <table:table-cell office:value-type="float" office:value="216836" calcext:value-type="float">
            <text:p>216836</text:p>
          </table:table-cell>
          <table:table-cell office:value-type="float" office:value="56377.36" calcext:value-type="float">
            <text:p>56377,36</text:p>
          </table:table-cell>
          <table:table-cell office:value-type="date" office:date-value="2022-01-19" calcext:value-type="date">
            <text:p>19.1.22</text:p>
          </table:table-cell>
        </table:table-row>
        <table:table-row table:style-name="ro1">
          <table:table-cell office:value-type="float" office:value="10081927" calcext:value-type="float">
            <text:p>10081927</text:p>
          </table:table-cell>
          <table:table-cell office:value-type="string" calcext:value-type="string">
            <text:p>Charlo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36419.18" calcext:value-type="float">
            <text:p>436419,18</text:p>
          </table:table-cell>
          <table:table-cell office:value-type="float" office:value="218209.58" calcext:value-type="float">
            <text:p>218209,58</text:p>
          </table:table-cell>
          <table:table-cell office:value-type="date" office:date-value="2025-04-15" calcext:value-type="date">
            <text:p>15.4.25</text:p>
          </table:table-cell>
        </table:table-row>
        <table:table-row table:style-name="ro1">
          <table:table-cell office:value-type="float" office:value="10349749" calcext:value-type="float">
            <text:p>10349749</text:p>
          </table:table-cell>
          <table:table-cell office:value-type="string" calcext:value-type="string">
            <text:p>Montonissa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50000" calcext:value-type="float">
            <text:p>150000</text:p>
          </table:table-cell>
          <table:table-cell office:value-type="float" office:value="75000" calcext:value-type="float">
            <text:p>75000</text:p>
          </table:table-cell>
          <table:table-cell office:value-type="date" office:date-value="2021-04-05" calcext:value-type="date">
            <text:p>5.4.21</text:p>
          </table:table-cell>
        </table:table-row>
        <table:table-row table:style-name="ro1">
          <table:table-cell office:value-type="float" office:value="10081927" calcext:value-type="float">
            <text:p>10081927</text:p>
          </table:table-cell>
          <table:table-cell office:value-type="string" calcext:value-type="string">
            <text:p>Charlo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033380.18" calcext:value-type="float">
            <text:p>1033380,18</text:p>
          </table:table-cell>
          <table:table-cell office:value-type="float" office:value="516690.09" calcext:value-type="float">
            <text:p>516690,09</text:p>
          </table:table-cell>
          <table:table-cell office:value-type="date" office:date-value="2025-05-25" calcext:value-type="date">
            <text:p>25.5.25</text:p>
          </table:table-cell>
        </table:table-row>
        <table:table-row table:style-name="ro1">
          <table:table-cell office:value-type="float" office:value="11335643" calcext:value-type="float">
            <text:p>11335643</text:p>
          </table:table-cell>
          <table:table-cell office:value-type="string" calcext:value-type="string">
            <text:p>Ilmara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80459.25" calcext:value-type="float">
            <text:p>280459,25</text:p>
          </table:table-cell>
          <table:table-cell office:value-type="float" office:value="140229.62" calcext:value-type="float">
            <text:p>140229,62</text:p>
          </table:table-cell>
          <table:table-cell office:value-type="date" office:date-value="2024-11-25" calcext:value-type="date">
            <text:p>25.11.24</text:p>
          </table:table-cell>
        </table:table-row>
        <table:table-row table:style-name="ro1">
          <table:table-cell office:value-type="float" office:value="10568581" calcext:value-type="float">
            <text:p>10568581</text:p>
          </table:table-cell>
          <table:table-cell office:value-type="string" calcext:value-type="string">
            <text:p>Piletilevi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1845000" calcext:value-type="float">
            <text:p>1845000</text:p>
          </table:table-cell>
          <table:table-cell office:value-type="date" office:date-value="2022-04-28" calcext:value-type="date">
            <text:p>28.4.22</text:p>
          </table:table-cell>
        </table:table-row>
        <table:table-row table:style-name="ro1">
          <table:table-cell office:value-type="float" office:value="11982101" calcext:value-type="float">
            <text:p>11982101</text:p>
          </table:table-cell>
          <table:table-cell office:value-type="string" calcext:value-type="string">
            <text:p>PIZZAKIOSK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0000" calcext:value-type="float">
            <text:p>70000</text:p>
          </table:table-cell>
          <table:table-cell office:value-type="float" office:value="63000" calcext:value-type="float">
            <text:p>63000</text:p>
          </table:table-cell>
          <table:table-cell office:value-type="date" office:date-value="2021-04-24" calcext:value-type="date">
            <text:p>24.4.21</text:p>
          </table:table-cell>
        </table:table-row>
        <table:table-row table:style-name="ro1">
          <table:table-cell office:value-type="float" office:value="11961435" calcext:value-type="float">
            <text:p>11961435</text:p>
          </table:table-cell>
          <table:table-cell office:value-type="string" calcext:value-type="string">
            <text:p>Unimed Grupp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office:value-type="date" office:date-value="2020-10-15" calcext:value-type="date">
            <text:p>15.10.20</text:p>
          </table:table-cell>
        </table:table-row>
        <table:table-row table:style-name="ro1">
          <table:table-cell office:value-type="float" office:value="11981805" calcext:value-type="float">
            <text:p>11981805</text:p>
          </table:table-cell>
          <table:table-cell office:value-type="string" calcext:value-type="string">
            <text:p>Balmec Fores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5000" calcext:value-type="float">
            <text:p>135000</text:p>
          </table:table-cell>
          <table:table-cell office:value-type="date" office:date-value="2023-04-25" calcext:value-type="date">
            <text:p>25.4.23</text:p>
          </table:table-cell>
        </table:table-row>
        <table:table-row table:style-name="ro1">
          <table:table-cell office:value-type="float" office:value="12366887" calcext:value-type="float">
            <text:p>12366887</text:p>
          </table:table-cell>
          <table:table-cell office:value-type="string" calcext:value-type="string">
            <text:p>Müügimarke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" calcext:value-type="float">
            <text:p>500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2-01-20" calcext:value-type="date">
            <text:p>20.1.22</text:p>
          </table:table-cell>
        </table:table-row>
        <table:table-row table:style-name="ro1">
          <table:table-cell office:value-type="float" office:value="11333578" calcext:value-type="float">
            <text:p>11333578</text:p>
          </table:table-cell>
          <table:table-cell office:value-type="string" calcext:value-type="string">
            <text:p>Aktor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90000" calcext:value-type="float">
            <text:p>190000</text:p>
          </table:table-cell>
          <table:table-cell office:value-type="float" office:value="171000" calcext:value-type="float">
            <text:p>171000</text:p>
          </table:table-cell>
          <table:table-cell office:value-type="date" office:date-value="2021-01-31" calcext:value-type="date">
            <text:p>31.1.21</text:p>
          </table:table-cell>
        </table:table-row>
        <table:table-row table:style-name="ro1">
          <table:table-cell office:value-type="float" office:value="11430382" calcext:value-type="float">
            <text:p>11430382</text:p>
          </table:table-cell>
          <table:table-cell office:value-type="string" calcext:value-type="string">
            <text:p>Rocca Hotelligrupp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5000" calcext:value-type="float">
            <text:p>135000</text:p>
          </table:table-cell>
          <table:table-cell office:value-type="date" office:date-value="2024-04-24" calcext:value-type="date">
            <text:p>24.4.24</text:p>
          </table:table-cell>
        </table:table-row>
        <table:table-row table:style-name="ro1">
          <table:table-cell office:value-type="float" office:value="11087048" calcext:value-type="float">
            <text:p>11087048</text:p>
          </table:table-cell>
          <table:table-cell office:value-type="string" calcext:value-type="string">
            <text:p>Woodman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date" office:date-value="2022-04-27" calcext:value-type="date">
            <text:p>27.4.22</text:p>
          </table:table-cell>
        </table:table-row>
        <table:table-row table:style-name="ro1">
          <table:table-cell office:value-type="float" office:value="14445645" calcext:value-type="float">
            <text:p>14445645</text:p>
          </table:table-cell>
          <table:table-cell office:value-type="string" calcext:value-type="string">
            <text:p>Building Grupp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office:value-type="date" office:date-value="2021-10-29" calcext:value-type="date">
            <text:p>29.10.21</text:p>
          </table:table-cell>
        </table:table-row>
        <table:table-row table:style-name="ro1">
          <table:table-cell office:value-type="float" office:value="14732528" calcext:value-type="float">
            <text:p>14732528</text:p>
          </table:table-cell>
          <table:table-cell office:value-type="string" calcext:value-type="string">
            <text:p>Klinden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3-04-30" calcext:value-type="date">
            <text:p>30.4.23</text:p>
          </table:table-cell>
        </table:table-row>
        <table:table-row table:style-name="ro1">
          <table:table-cell office:value-type="float" office:value="10754071" calcext:value-type="float">
            <text:p>10754071</text:p>
          </table:table-cell>
          <table:table-cell office:value-type="string" calcext:value-type="string">
            <text:p>Ananke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0249214" calcext:value-type="float">
            <text:p>10249214</text:p>
          </table:table-cell>
          <table:table-cell office:value-type="string" calcext:value-type="string">
            <text:p>Sovek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1-05-25" calcext:value-type="date">
            <text:p>25.5.21</text:p>
          </table:table-cell>
        </table:table-row>
        <table:table-row table:style-name="ro1">
          <table:table-cell office:value-type="float" office:value="11240799" calcext:value-type="float">
            <text:p>11240799</text:p>
          </table:table-cell>
          <table:table-cell office:value-type="string" calcext:value-type="string">
            <text:p>Caresun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5000" calcext:value-type="float">
            <text:p>75000</text:p>
          </table:table-cell>
          <table:table-cell office:value-type="float" office:value="67500" calcext:value-type="float">
            <text:p>67500</text:p>
          </table:table-cell>
          <table:table-cell office:value-type="date" office:date-value="2023-04-05" calcext:value-type="date">
            <text:p>5.4.23</text:p>
          </table:table-cell>
        </table:table-row>
        <table:table-row table:style-name="ro1">
          <table:table-cell office:value-type="float" office:value="12470414" calcext:value-type="float">
            <text:p>12470414</text:p>
          </table:table-cell>
          <table:table-cell office:value-type="string" calcext:value-type="string">
            <text:p>Gastronau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date" office:date-value="2023-04-05" calcext:value-type="date">
            <text:p>5.4.23</text:p>
          </table:table-cell>
        </table:table-row>
        <table:table-row table:style-name="ro1">
          <table:table-cell office:value-type="float" office:value="10081927" calcext:value-type="float">
            <text:p>10081927</text:p>
          </table:table-cell>
          <table:table-cell office:value-type="string" calcext:value-type="string">
            <text:p>Charlo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400000" calcext:value-type="float">
            <text:p>400000</text:p>
          </table:table-cell>
          <table:table-cell office:value-type="float" office:value="240000" calcext:value-type="float">
            <text:p>240000</text:p>
          </table:table-cell>
          <table:table-cell office:value-type="date" office:date-value="2020-12-15" calcext:value-type="date">
            <text:p>15.12.20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00000" calcext:value-type="float">
            <text:p>300000</text:p>
          </table:table-cell>
          <table:table-cell office:value-type="float" office:value="69999" calcext:value-type="float">
            <text:p>69999</text:p>
          </table:table-cell>
          <table:table-cell office:value-type="date" office:date-value="2021-04-05" calcext:value-type="date">
            <text:p>5.4.21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54182.59" calcext:value-type="float">
            <text:p>254182,59</text:p>
          </table:table-cell>
          <table:table-cell office:value-type="float" office:value="29998.62" calcext:value-type="float">
            <text:p>29998,62</text:p>
          </table:table-cell>
          <table:table-cell office:value-type="date" office:date-value="2025-12-05" calcext:value-type="date">
            <text:p>5.12.25</text:p>
          </table:table-cell>
        </table:table-row>
        <table:table-row table:style-name="ro1">
          <table:table-cell office:value-type="float" office:value="10198948" calcext:value-type="float">
            <text:p>10198948</text:p>
          </table:table-cell>
          <table:table-cell office:value-type="string" calcext:value-type="string">
            <text:p>Bauroc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343250" calcext:value-type="float">
            <text:p>7343250</text:p>
          </table:table-cell>
          <table:table-cell office:value-type="float" office:value="3671625" calcext:value-type="float">
            <text:p>3671625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float" office:value="11693733" calcext:value-type="float">
            <text:p>11693733</text:p>
          </table:table-cell>
          <table:table-cell office:value-type="string" calcext:value-type="string">
            <text:p>SPA Tour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820000" calcext:value-type="float">
            <text:p>1820000</text:p>
          </table:table-cell>
          <table:table-cell office:value-type="date" office:date-value="2023-05-07" calcext:value-type="date">
            <text:p>7.5.23</text:p>
          </table:table-cell>
        </table:table-row>
        <table:table-row table:style-name="ro1">
          <table:table-cell office:value-type="float" office:value="10328204" calcext:value-type="float">
            <text:p>10328204</text:p>
          </table:table-cell>
          <table:table-cell office:value-type="string" calcext:value-type="string">
            <text:p>Koduekstra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fikseeritud käendus olemasolevatele laenudele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500" calcext:value-type="float">
            <text:p>87500</text:p>
          </table:table-cell>
          <table:table-cell office:value-type="date" office:date-value="2020-11-15" calcext:value-type="date">
            <text:p>15.11.20</text:p>
          </table:table-cell>
        </table:table-row>
        <table:table-row table:style-name="ro1">
          <table:table-cell office:value-type="float" office:value="11961435" calcext:value-type="float">
            <text:p>11961435</text:p>
          </table:table-cell>
          <table:table-cell office:value-type="string" calcext:value-type="string">
            <text:p>Unimed Grupp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500493.16" calcext:value-type="float">
            <text:p>1500493,16</text:p>
          </table:table-cell>
          <table:table-cell office:value-type="float" office:value="750246.57" calcext:value-type="float">
            <text:p>750246,57</text:p>
          </table:table-cell>
          <table:table-cell office:value-type="date" office:date-value="2023-10-15" calcext:value-type="date">
            <text:p>15.10.23</text:p>
          </table:table-cell>
        </table:table-row>
        <table:table-row table:style-name="ro1">
          <table:table-cell office:value-type="float" office:value="10569340" calcext:value-type="float">
            <text:p>10569340</text:p>
          </table:table-cell>
          <table:table-cell office:value-type="string" calcext:value-type="string">
            <text:p>Unimed Kliinikud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772822" calcext:value-type="float">
            <text:p>1772822</text:p>
          </table:table-cell>
          <table:table-cell office:value-type="float" office:value="886411" calcext:value-type="float">
            <text:p>886411</text:p>
          </table:table-cell>
          <table:table-cell office:value-type="date" office:date-value="2023-10-15" calcext:value-type="date">
            <text:p>15.10.23</text:p>
          </table:table-cell>
        </table:table-row>
        <table:table-row table:style-name="ro1">
          <table:table-cell office:value-type="float" office:value="14382369" calcext:value-type="float">
            <text:p>14382369</text:p>
          </table:table-cell>
          <table:table-cell office:value-type="string" calcext:value-type="string">
            <text:p>UNIMED KESKLINN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84383.55" calcext:value-type="float">
            <text:p>84383,55</text:p>
          </table:table-cell>
          <table:table-cell office:value-type="float" office:value="42191.77" calcext:value-type="float">
            <text:p>42191,77</text:p>
          </table:table-cell>
          <table:table-cell office:value-type="date" office:date-value="2023-10-15" calcext:value-type="date">
            <text:p>15.10.23</text:p>
          </table:table-cell>
        </table:table-row>
        <table:table-row table:style-name="ro1">
          <table:table-cell office:value-type="float" office:value="10138917" calcext:value-type="float">
            <text:p>10138917</text:p>
          </table:table-cell>
          <table:table-cell office:value-type="string" calcext:value-type="string">
            <text:p>osaühing kaarli hambapolikliinik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192358.25" calcext:value-type="float">
            <text:p>2192358,25</text:p>
          </table:table-cell>
          <table:table-cell office:value-type="float" office:value="1096179.12" calcext:value-type="float">
            <text:p>1096179,12</text:p>
          </table:table-cell>
          <table:table-cell office:value-type="date" office:date-value="2023-10-15" calcext:value-type="date">
            <text:p>15.10.23</text:p>
          </table:table-cell>
        </table:table-row>
        <table:table-row table:style-name="ro1">
          <table:table-cell office:value-type="float" office:value="10138917" calcext:value-type="float">
            <text:p>10138917</text:p>
          </table:table-cell>
          <table:table-cell office:value-type="string" calcext:value-type="string">
            <text:p>osaühing kaarli hambapolikliinik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67123.29" calcext:value-type="float">
            <text:p>767123,29</text:p>
          </table:table-cell>
          <table:table-cell office:value-type="float" office:value="383561.64" calcext:value-type="float">
            <text:p>383561,64</text:p>
          </table:table-cell>
          <table:table-cell office:value-type="date" office:date-value="2023-10-15" calcext:value-type="date">
            <text:p>15.10.23</text:p>
          </table:table-cell>
        </table:table-row>
        <table:table-row table:style-name="ro1">
          <table:table-cell office:value-type="float" office:value="10333205" calcext:value-type="float">
            <text:p>10333205</text:p>
          </table:table-cell>
          <table:table-cell office:value-type="string" calcext:value-type="string">
            <text:p>as fenestra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989711" calcext:value-type="float">
            <text:p>4989711</text:p>
          </table:table-cell>
          <table:table-cell office:value-type="float" office:value="2494855.5" calcext:value-type="float">
            <text:p>2494855,5</text:p>
          </table:table-cell>
          <table:table-cell office:value-type="date" office:date-value="2024-02-12" calcext:value-type="date">
            <text:p>12.2.24</text:p>
          </table:table-cell>
        </table:table-row>
        <table:table-row table:style-name="ro1">
          <table:table-cell office:value-type="float" office:value="11548758" calcext:value-type="float">
            <text:p>11548758</text:p>
          </table:table-cell>
          <table:table-cell office:value-type="string" calcext:value-type="string">
            <text:p>Kalakala &amp; Pojad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5000" calcext:value-type="float">
            <text:p>35000</text:p>
          </table:table-cell>
          <table:table-cell office:value-type="float" office:value="17500" calcext:value-type="float">
            <text:p>17500</text:p>
          </table:table-cell>
          <table:table-cell office:value-type="date" office:date-value="2020-11-06" calcext:value-type="date">
            <text:p>6.11.20</text:p>
          </table:table-cell>
        </table:table-row>
        <table:table-row table:style-name="ro1">
          <table:table-cell office:value-type="float" office:value="10931550" calcext:value-type="float">
            <text:p>10931550</text:p>
          </table:table-cell>
          <table:table-cell office:value-type="string" calcext:value-type="string">
            <text:p>Rest Best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3-05-25" calcext:value-type="date">
            <text:p>25.5.23</text:p>
          </table:table-cell>
        </table:table-row>
        <table:table-row table:style-name="ro1">
          <table:table-cell office:value-type="float" office:value="10900696" calcext:value-type="float">
            <text:p>10900696</text:p>
          </table:table-cell>
          <table:table-cell office:value-type="string" calcext:value-type="string">
            <text:p>Alltour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date" office:date-value="2023-04-23" calcext:value-type="date">
            <text:p>23.4.23</text:p>
          </table:table-cell>
        </table:table-row>
        <table:table-row table:style-name="ro1">
          <table:table-cell office:value-type="float" office:value="11144564" calcext:value-type="float">
            <text:p>11144564</text:p>
          </table:table-cell>
          <table:table-cell office:value-type="string" calcext:value-type="string">
            <text:p>Haapsalu Kuurort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0000" calcext:value-type="float">
            <text:p>270000</text:p>
          </table:table-cell>
          <table:table-cell office:value-type="date" office:date-value="2025-04-28" calcext:value-type="date">
            <text:p>28.4.25</text:p>
          </table:table-cell>
        </table:table-row>
        <table:table-row table:style-name="ro1">
          <table:table-cell office:value-type="float" office:value="11166442" calcext:value-type="float">
            <text:p>11166442</text:p>
          </table:table-cell>
          <table:table-cell office:value-type="string" calcext:value-type="string">
            <text:p>oü funrent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date" office:date-value="2022-05-05" calcext:value-type="date">
            <text:p>5.5.22</text:p>
          </table:table-cell>
        </table:table-row>
        <table:table-row table:style-name="ro1">
          <table:table-cell office:value-type="float" office:value="11317355" calcext:value-type="float">
            <text:p>11317355</text:p>
          </table:table-cell>
          <table:table-cell office:value-type="string" calcext:value-type="string">
            <text:p>Reserv Ren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" calcext:value-type="float">
            <text:p>15000</text:p>
          </table:table-cell>
          <table:table-cell office:value-type="float" office:value="13500" calcext:value-type="float">
            <text:p>13500</text:p>
          </table:table-cell>
          <table:table-cell office:value-type="date" office:date-value="2022-05-12" calcext:value-type="date">
            <text:p>12.5.22</text:p>
          </table:table-cell>
        </table:table-row>
        <table:table-row table:style-name="ro1">
          <table:table-cell office:value-type="float" office:value="11317355" calcext:value-type="float">
            <text:p>11317355</text:p>
          </table:table-cell>
          <table:table-cell office:value-type="string" calcext:value-type="string">
            <text:p>Reserv Ren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 office:value-type="date" office:date-value="2025-05-12" calcext:value-type="date">
            <text:p>12.5.25</text:p>
          </table:table-cell>
        </table:table-row>
        <table:table-row table:style-name="ro1">
          <table:table-cell office:value-type="float" office:value="14397679" calcext:value-type="float">
            <text:p>14397679</text:p>
          </table:table-cell>
          <table:table-cell office:value-type="string" calcext:value-type="string">
            <text:p>180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5-05-11" calcext:value-type="date">
            <text:p>11.5.25</text:p>
          </table:table-cell>
        </table:table-row>
        <table:table-row table:style-name="ro1">
          <table:table-cell office:value-type="float" office:value="11862561" calcext:value-type="float">
            <text:p>11862561</text:p>
          </table:table-cell>
          <table:table-cell office:value-type="string" calcext:value-type="string">
            <text:p>fine brands estonia oü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1-05-13" calcext:value-type="date">
            <text:p>13.5.21</text:p>
          </table:table-cell>
        </table:table-row>
        <table:table-row table:style-name="ro1">
          <table:table-cell office:value-type="float" office:value="10098595" calcext:value-type="float">
            <text:p>10098595</text:p>
          </table:table-cell>
          <table:table-cell office:value-type="string" calcext:value-type="string">
            <text:p>Saialill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majutus-, toitlustus- ja turismisektorile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date" office:date-value="2023-05-21" calcext:value-type="date">
            <text:p>21.5.23</text:p>
          </table:table-cell>
        </table:table-row>
        <table:table-row table:style-name="ro1">
          <table:table-cell office:value-type="float" office:value="11659185" calcext:value-type="float">
            <text:p>11659185</text:p>
          </table:table-cell>
          <table:table-cell office:value-type="string" calcext:value-type="string">
            <text:p>FerrMix Construction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60000" calcext:value-type="float">
            <text:p>60000</text:p>
          </table:table-cell>
          <table:table-cell office:value-type="float" office:value="54000" calcext:value-type="float">
            <text:p>54000</text:p>
          </table:table-cell>
          <table:table-cell office:value-type="date" office:date-value="2021-05-25" calcext:value-type="date">
            <text:p>25.5.21</text:p>
          </table:table-cell>
        </table:table-row>
        <table:table-row table:style-name="ro1">
          <table:table-cell office:value-type="float" office:value="12231466" calcext:value-type="float">
            <text:p>12231466</text:p>
          </table:table-cell>
          <table:table-cell office:value-type="string" calcext:value-type="string">
            <text:p>Q Catering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5000" calcext:value-type="float">
            <text:p>25000</text:p>
          </table:table-cell>
          <table:table-cell office:value-type="float" office:value="22500" calcext:value-type="float">
            <text:p>22500</text:p>
          </table:table-cell>
          <table:table-cell office:value-type="date" office:date-value="2022-10-20" calcext:value-type="date">
            <text:p>20.10.22</text:p>
          </table:table-cell>
        </table:table-row>
        <table:table-row table:style-name="ro1">
          <table:table-cell office:value-type="float" office:value="11453058" calcext:value-type="float">
            <text:p>11453058</text:p>
          </table:table-cell>
          <table:table-cell office:value-type="string" calcext:value-type="string">
            <text:p>Dada Gopal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3-05-14" calcext:value-type="date">
            <text:p>14.5.23</text:p>
          </table:table-cell>
        </table:table-row>
        <table:table-row table:style-name="ro1">
          <table:table-cell office:value-type="float" office:value="10391094" calcext:value-type="float">
            <text:p>10391094</text:p>
          </table:table-cell>
          <table:table-cell office:value-type="string" calcext:value-type="string">
            <text:p>Viigardi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40000" calcext:value-type="float">
            <text:p>40000</text:p>
          </table:table-cell>
          <table:table-cell office:value-type="float" office:value="24000" calcext:value-type="float">
            <text:p>24000</text:p>
          </table:table-cell>
          <table:table-cell office:value-type="date" office:date-value="2022-04-30" calcext:value-type="date">
            <text:p>30.4.22</text:p>
          </table:table-cell>
        </table:table-row>
        <table:table-row table:style-name="ro1">
          <table:table-cell office:value-type="float" office:value="12472804" calcext:value-type="float">
            <text:p>12472804</text:p>
          </table:table-cell>
          <table:table-cell office:value-type="string" calcext:value-type="string">
            <text:p>Embrace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5-05-20" calcext:value-type="date">
            <text:p>20.5.25</text:p>
          </table:table-cell>
        </table:table-row>
        <table:table-row table:style-name="ro1">
          <table:table-cell office:value-type="float" office:value="10897385" calcext:value-type="float">
            <text:p>10897385</text:p>
          </table:table-cell>
          <table:table-cell office:value-type="string" calcext:value-type="string">
            <text:p>Rakvere Autotehnika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3-05-14" calcext:value-type="date">
            <text:p>14.5.23</text:p>
          </table:table-cell>
        </table:table-row>
        <table:table-row table:style-name="ro1">
          <table:table-cell office:value-type="float" office:value="14591677" calcext:value-type="float">
            <text:p>14591677</text:p>
          </table:table-cell>
          <table:table-cell office:value-type="string" calcext:value-type="string">
            <text:p>KW Hambakliinik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95000" calcext:value-type="float">
            <text:p>95000</text:p>
          </table:table-cell>
          <table:table-cell office:value-type="float" office:value="85500" calcext:value-type="float">
            <text:p>85500</text:p>
          </table:table-cell>
          <table:table-cell office:value-type="date" office:date-value="2022-05-05" calcext:value-type="date">
            <text:p>5.5.22</text:p>
          </table:table-cell>
        </table:table-row>
        <table:table-row table:style-name="ro1">
          <table:table-cell office:value-type="float" office:value="12252422" calcext:value-type="float">
            <text:p>12252422</text:p>
          </table:table-cell>
          <table:table-cell office:value-type="string" calcext:value-type="string">
            <text:p>Apollo Kauplused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961888.08" calcext:value-type="float">
            <text:p>1961888,08</text:p>
          </table:table-cell>
          <table:table-cell office:value-type="float" office:value="980944.04" calcext:value-type="float">
            <text:p>980944,04</text:p>
          </table:table-cell>
          <table:table-cell office:value-type="date" office:date-value="2022-04-25" calcext:value-type="date">
            <text:p>25.4.22</text:p>
          </table:table-cell>
        </table:table-row>
        <table:table-row table:style-name="ro1">
          <table:table-cell office:value-type="float" office:value="11934255" calcext:value-type="float">
            <text:p>11934255</text:p>
          </table:table-cell>
          <table:table-cell office:value-type="string" calcext:value-type="string">
            <text:p>EKM Ehitus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800" calcext:value-type="float">
            <text:p>7800</text:p>
          </table:table-cell>
          <table:table-cell office:value-type="float" office:value="4680" calcext:value-type="float">
            <text:p>4680</text:p>
          </table:table-cell>
          <table:table-cell office:value-type="date" office:date-value="2021-05-07" calcext:value-type="date">
            <text:p>7.5.21</text:p>
          </table:table-cell>
        </table:table-row>
        <table:table-row table:style-name="ro1">
          <table:table-cell office:value-type="float" office:value="10540051" calcext:value-type="float">
            <text:p>10540051</text:p>
          </table:table-cell>
          <table:table-cell office:value-type="string" calcext:value-type="string">
            <text:p>Amer Invest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0000" calcext:value-type="float">
            <text:p>270000</text:p>
          </table:table-cell>
          <table:table-cell office:value-type="date" office:date-value="2025-05-13" calcext:value-type="date">
            <text:p>13.5.25</text:p>
          </table:table-cell>
        </table:table-row>
        <table:table-row table:style-name="ro1">
          <table:table-cell office:value-type="float" office:value="10099962" calcext:value-type="float">
            <text:p>10099962</text:p>
          </table:table-cell>
          <table:table-cell office:value-type="string" calcext:value-type="string">
            <text:p>Nordecon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500000" calcext:value-type="float">
            <text:p>1500000</text:p>
          </table:table-cell>
          <table:table-cell office:value-type="date" office:date-value="2022-10-31" calcext:value-type="date">
            <text:p>31.10.22</text:p>
          </table:table-cell>
        </table:table-row>
        <table:table-row table:style-name="ro1">
          <table:table-cell office:value-type="float" office:value="11239840" calcext:value-type="float">
            <text:p>11239840</text:p>
          </table:table-cell>
          <table:table-cell office:value-type="string" calcext:value-type="string">
            <text:p>TONDI TENNISEKESKU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00000" calcext:value-type="float">
            <text:p>700000</text:p>
          </table:table-cell>
          <table:table-cell office:value-type="float" office:value="630000" calcext:value-type="float">
            <text:p>630000</text:p>
          </table:table-cell>
          <table:table-cell office:value-type="date" office:date-value="2023-05-26" calcext:value-type="date">
            <text:p>26.5.23</text:p>
          </table:table-cell>
        </table:table-row>
        <table:table-row table:style-name="ro1">
          <table:table-cell office:value-type="float" office:value="10616920" calcext:value-type="float">
            <text:p>10616920</text:p>
          </table:table-cell>
          <table:table-cell office:value-type="string" calcext:value-type="string">
            <text:p>CORNETTE-KG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date" office:date-value="2021-11-27" calcext:value-type="date">
            <text:p>27.11.21</text:p>
          </table:table-cell>
        </table:table-row>
        <table:table-row table:style-name="ro1">
          <table:table-cell office:value-type="float" office:value="12391997" calcext:value-type="float">
            <text:p>12391997</text:p>
          </table:table-cell>
          <table:table-cell office:value-type="string" calcext:value-type="string">
            <text:p>Primatek Coating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20-12-02" calcext:value-type="date">
            <text:p>2.12.20</text:p>
          </table:table-cell>
        </table:table-row>
        <table:table-row table:style-name="ro1">
          <table:table-cell office:value-type="float" office:value="12748761" calcext:value-type="float">
            <text:p>12748761</text:p>
          </table:table-cell>
          <table:table-cell office:value-type="string" calcext:value-type="string">
            <text:p>CaravanPark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3500" calcext:value-type="float">
            <text:p>23500</text:p>
          </table:table-cell>
          <table:table-cell office:value-type="float" office:value="21150" calcext:value-type="float">
            <text:p>21150</text:p>
          </table:table-cell>
          <table:table-cell office:value-type="date" office:date-value="2020-11-13" calcext:value-type="date">
            <text:p>13.11.20</text:p>
          </table:table-cell>
        </table:table-row>
        <table:table-row table:style-name="ro1">
          <table:table-cell office:value-type="float" office:value="11549924" calcext:value-type="float">
            <text:p>11549924</text:p>
          </table:table-cell>
          <table:table-cell office:value-type="string" calcext:value-type="string">
            <text:p>Space Productions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8000" calcext:value-type="float">
            <text:p>58000</text:p>
          </table:table-cell>
          <table:table-cell office:value-type="float" office:value="52200" calcext:value-type="float">
            <text:p>52200</text:p>
          </table:table-cell>
          <table:table-cell office:value-type="date" office:date-value="2023-05-14" calcext:value-type="date">
            <text:p>14.5.23</text:p>
          </table:table-cell>
        </table:table-row>
        <table:table-row table:style-name="ro1">
          <table:table-cell office:value-type="float" office:value="11767227" calcext:value-type="float">
            <text:p>11767227</text:p>
          </table:table-cell>
          <table:table-cell office:value-type="string" calcext:value-type="string">
            <text:p>Bioeximi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75000" calcext:value-type="float">
            <text:p>75000</text:p>
          </table:table-cell>
          <table:table-cell office:value-type="date" office:date-value="2025-05-29" calcext:value-type="date">
            <text:p>29.5.25</text:p>
          </table:table-cell>
        </table:table-row>
        <table:table-row table:style-name="ro1">
          <table:table-cell office:value-type="float" office:value="12303705" calcext:value-type="float">
            <text:p>12303705</text:p>
          </table:table-cell>
          <table:table-cell office:value-type="string" calcext:value-type="string">
            <text:p>Moonaladu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majutus-, toitlustus- ja turismisektorile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date" office:date-value="2023-05-29" calcext:value-type="date">
            <text:p>29.5.23</text:p>
          </table:table-cell>
        </table:table-row>
        <table:table-row table:style-name="ro1">
          <table:table-cell office:value-type="float" office:value="10711179" calcext:value-type="float">
            <text:p>10711179</text:p>
          </table:table-cell>
          <table:table-cell office:value-type="string" calcext:value-type="string">
            <text:p>Esperan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majutus-, toitlustus- ja turismisektorile</text:p>
          </table:table-cell>
          <table:table-cell table:number-columns-repeated="2" office:value-type="float" office:value="348000" calcext:value-type="float">
            <text:p>348000</text:p>
          </table:table-cell>
          <table:table-cell office:value-type="date" office:date-value="2023-05-26" calcext:value-type="date">
            <text:p>26.5.23</text:p>
          </table:table-cell>
        </table:table-row>
        <table:table-row table:style-name="ro1">
          <table:table-cell office:value-type="float" office:value="12573103" calcext:value-type="float">
            <text:p>12573103</text:p>
          </table:table-cell>
          <table:table-cell office:value-type="string" calcext:value-type="string">
            <text:p>Playcenter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date" office:date-value="2025-05-15" calcext:value-type="date">
            <text:p>15.5.25</text:p>
          </table:table-cell>
        </table:table-row>
        <table:table-row table:style-name="ro1">
          <table:table-cell office:value-type="float" office:value="11154278" calcext:value-type="float">
            <text:p>11154278</text:p>
          </table:table-cell>
          <table:table-cell office:value-type="string" calcext:value-type="string">
            <text:p>Maitsest Maitsesse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majutus-, toitlustus- ja turismisektorile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date" office:date-value="2023-05-15" calcext:value-type="date">
            <text:p>15.5.23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7192.07" calcext:value-type="float">
            <text:p>17192,07</text:p>
          </table:table-cell>
          <table:table-cell office:value-type="float" office:value="7961.64" calcext:value-type="float">
            <text:p>7961,64</text:p>
          </table:table-cell>
          <table:table-cell office:value-type="date" office:date-value="2024-10-25" calcext:value-type="date">
            <text:p>25.10.24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7892.26" calcext:value-type="float">
            <text:p>17892,26</text:p>
          </table:table-cell>
          <table:table-cell office:value-type="float" office:value="8285.9" calcext:value-type="float">
            <text:p>8285,9</text:p>
          </table:table-cell>
          <table:table-cell office:value-type="date" office:date-value="2023-11-25" calcext:value-type="date">
            <text:p>25.11.23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68412.25" calcext:value-type="float">
            <text:p>268412,25</text:p>
          </table:table-cell>
          <table:table-cell office:value-type="float" office:value="124301.71" calcext:value-type="float">
            <text:p>124301,71</text:p>
          </table:table-cell>
          <table:table-cell office:value-type="date" office:date-value="2026-04-25" calcext:value-type="date">
            <text:p>25.4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66096.23" calcext:value-type="float">
            <text:p>466096,23</text:p>
          </table:table-cell>
          <table:table-cell office:value-type="float" office:value="215849.16" calcext:value-type="float">
            <text:p>215849,16</text:p>
          </table:table-cell>
          <table:table-cell office:value-type="date" office:date-value="2026-09-25" calcext:value-type="date">
            <text:p>25.9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618290.9" calcext:value-type="float">
            <text:p>618290,9</text:p>
          </table:table-cell>
          <table:table-cell office:value-type="float" office:value="286330.51" calcext:value-type="float">
            <text:p>286330,51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5853.6" calcext:value-type="float">
            <text:p>15853,6</text:p>
          </table:table-cell>
          <table:table-cell office:value-type="float" office:value="7341.8" calcext:value-type="float">
            <text:p>7341,8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4877.94" calcext:value-type="float">
            <text:p>34877,94</text:p>
          </table:table-cell>
          <table:table-cell office:value-type="float" office:value="16151.97" calcext:value-type="float">
            <text:p>16151,97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5365.79" calcext:value-type="float">
            <text:p>25365,79</text:p>
          </table:table-cell>
          <table:table-cell office:value-type="float" office:value="11746.89" calcext:value-type="float">
            <text:p>11746,89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2926.62" calcext:value-type="float">
            <text:p>72926,62</text:p>
          </table:table-cell>
          <table:table-cell office:value-type="float" office:value="33772.31" calcext:value-type="float">
            <text:p>33772,31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6097.34" calcext:value-type="float">
            <text:p>76097,34</text:p>
          </table:table-cell>
          <table:table-cell office:value-type="float" office:value="35240.67" calcext:value-type="float">
            <text:p>35240,67</text:p>
          </table:table-cell>
          <table:table-cell office:value-type="date" office:date-value="2026-10-15" calcext:value-type="date">
            <text:p>15.10.26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1633.57" calcext:value-type="float">
            <text:p>71633,57</text:p>
          </table:table-cell>
          <table:table-cell office:value-type="float" office:value="33173.5" calcext:value-type="float">
            <text:p>33173,5</text:p>
          </table:table-cell>
          <table:table-cell office:value-type="date" office:date-value="2024-10-25" calcext:value-type="date">
            <text:p>25.10.24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0234.64" calcext:value-type="float">
            <text:p>10234,64</text:p>
          </table:table-cell>
          <table:table-cell office:value-type="float" office:value="4739.66" calcext:value-type="float">
            <text:p>4739,66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3027.93" calcext:value-type="float">
            <text:p>23027,93</text:p>
          </table:table-cell>
          <table:table-cell office:value-type="float" office:value="10664.23" calcext:value-type="float">
            <text:p>10664,23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2922.74" calcext:value-type="float">
            <text:p>22922,74</text:p>
          </table:table-cell>
          <table:table-cell office:value-type="float" office:value="10615.52" calcext:value-type="float">
            <text:p>10615,52</text:p>
          </table:table-cell>
          <table:table-cell office:value-type="date" office:date-value="2024-10-25" calcext:value-type="date">
            <text:p>25.10.24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9189.93" calcext:value-type="float">
            <text:p>19189,93</text:p>
          </table:table-cell>
          <table:table-cell office:value-type="float" office:value="8886.85" calcext:value-type="float">
            <text:p>8886,85</text:p>
          </table:table-cell>
          <table:table-cell office:value-type="date" office:date-value="2023-10-25" calcext:value-type="date">
            <text:p>25.10.23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165.12" calcext:value-type="float">
            <text:p>7165,12</text:p>
          </table:table-cell>
          <table:table-cell office:value-type="float" office:value="3318.16" calcext:value-type="float">
            <text:p>3318,16</text:p>
          </table:table-cell>
          <table:table-cell office:value-type="date" office:date-value="2022-10-25" calcext:value-type="date">
            <text:p>25.10.22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23231.79" calcext:value-type="float">
            <text:p>123231,79</text:p>
          </table:table-cell>
          <table:table-cell office:value-type="float" office:value="57068.64" calcext:value-type="float">
            <text:p>57068,64</text:p>
          </table:table-cell>
          <table:table-cell office:value-type="date" office:date-value="2024-10-15" calcext:value-type="date">
            <text:p>15.10.24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0235.87" calcext:value-type="float">
            <text:p>10235,87</text:p>
          </table:table-cell>
          <table:table-cell office:value-type="float" office:value="4740.23" calcext:value-type="float">
            <text:p>4740,23</text:p>
          </table:table-cell>
          <table:table-cell office:value-type="date" office:date-value="2022-10-25" calcext:value-type="date">
            <text:p>25.10.22</text:p>
          </table:table-cell>
        </table:table-row>
        <table:table-row table:style-name="ro1">
          <table:table-cell office:value-type="float" office:value="10823375" calcext:value-type="float">
            <text:p>10823375</text:p>
          </table:table-cell>
          <table:table-cell office:value-type="string" calcext:value-type="string">
            <text:p>oü w-glas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1461.38" calcext:value-type="float">
            <text:p>11461,38</text:p>
          </table:table-cell>
          <table:table-cell office:value-type="float" office:value="5307.76" calcext:value-type="float">
            <text:p>5307,76</text:p>
          </table:table-cell>
          <table:table-cell office:value-type="date" office:date-value="2024-10-25" calcext:value-type="date">
            <text:p>25.10.24</text:p>
          </table:table-cell>
        </table:table-row>
        <table:table-row table:style-name="ro1">
          <table:table-cell office:value-type="float" office:value="10375669" calcext:value-type="float">
            <text:p>10375669</text:p>
          </table:table-cell>
          <table:table-cell office:value-type="string" calcext:value-type="string">
            <text:p>Krissiton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date" office:date-value="2023-06-10" calcext:value-type="date">
            <text:p>10.6.23</text:p>
          </table:table-cell>
        </table:table-row>
        <table:table-row table:style-name="ro1">
          <table:table-cell office:value-type="float" office:value="11273563" calcext:value-type="float">
            <text:p>11273563</text:p>
          </table:table-cell>
          <table:table-cell office:value-type="string" calcext:value-type="string">
            <text:p>My Fitness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761000" calcext:value-type="float">
            <text:p>4761000</text:p>
          </table:table-cell>
          <table:table-cell office:value-type="float" office:value="2380500" calcext:value-type="float">
            <text:p>2380500</text:p>
          </table:table-cell>
          <table:table-cell office:value-type="date" office:date-value="2025-01-28" calcext:value-type="date">
            <text:p>28.1.25</text:p>
          </table:table-cell>
        </table:table-row>
        <table:table-row table:style-name="ro1">
          <table:table-cell office:value-type="float" office:value="11273563" calcext:value-type="float">
            <text:p>11273563</text:p>
          </table:table-cell>
          <table:table-cell office:value-type="string" calcext:value-type="string">
            <text:p>My Fitness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900000" calcext:value-type="float">
            <text:p>900000</text:p>
          </table:table-cell>
          <table:table-cell office:value-type="float" office:value="450000" calcext:value-type="float">
            <text:p>450000</text:p>
          </table:table-cell>
          <table:table-cell office:value-type="date" office:date-value="2021-07-28" calcext:value-type="date">
            <text:p>28.7.21</text:p>
          </table:table-cell>
        </table:table-row>
        <table:table-row table:style-name="ro1">
          <table:table-cell office:value-type="float" office:value="11982242" calcext:value-type="float">
            <text:p>11982242</text:p>
          </table:table-cell>
          <table:table-cell office:value-type="string" calcext:value-type="string">
            <text:p>Nautilus Travel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70000" calcext:value-type="float">
            <text:p>370000</text:p>
          </table:table-cell>
          <table:table-cell office:value-type="float" office:value="185000" calcext:value-type="float">
            <text:p>185000</text:p>
          </table:table-cell>
          <table:table-cell office:value-type="date" office:date-value="2020-11-30" calcext:value-type="date">
            <text:p>30.11.20</text:p>
          </table:table-cell>
        </table:table-row>
        <table:table-row table:style-name="ro1">
          <table:table-cell office:value-type="float" office:value="10058222" calcext:value-type="float">
            <text:p>10058222</text:p>
          </table:table-cell>
          <table:table-cell office:value-type="string" calcext:value-type="string">
            <text:p>Nittis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0000" calcext:value-type="float">
            <text:p>400000</text:p>
          </table:table-cell>
          <table:table-cell office:value-type="date" office:date-value="2020-11-30" calcext:value-type="date">
            <text:p>30.11.20</text:p>
          </table:table-cell>
        </table:table-row>
        <table:table-row table:style-name="ro1">
          <table:table-cell office:value-type="float" office:value="12489489" calcext:value-type="float">
            <text:p>12489489</text:p>
          </table:table-cell>
          <table:table-cell office:value-type="string" calcext:value-type="string">
            <text:p>R-Group Balti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20000" calcext:value-type="float">
            <text:p>120000</text:p>
          </table:table-cell>
          <table:table-cell office:value-type="float" office:value="72000" calcext:value-type="float">
            <text:p>72000</text:p>
          </table:table-cell>
          <table:table-cell office:value-type="date" office:date-value="2021-02-28" calcext:value-type="date">
            <text:p>28.2.21</text:p>
          </table:table-cell>
        </table:table-row>
        <table:table-row table:style-name="ro1">
          <table:table-cell office:value-type="float" office:value="10293405" calcext:value-type="float">
            <text:p>10293405</text:p>
          </table:table-cell>
          <table:table-cell office:value-type="string" calcext:value-type="string">
            <text:p>viru haigla aktsiaselt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832189.29" calcext:value-type="float">
            <text:p>1832189,29</text:p>
          </table:table-cell>
          <table:table-cell office:value-type="float" office:value="916094" calcext:value-type="float">
            <text:p>916094</text:p>
          </table:table-cell>
          <table:table-cell office:value-type="date" office:date-value="2022-06-28" calcext:value-type="date">
            <text:p>28.6.22</text:p>
          </table:table-cell>
        </table:table-row>
        <table:table-row table:style-name="ro1">
          <table:table-cell office:value-type="float" office:value="10293405" calcext:value-type="float">
            <text:p>10293405</text:p>
          </table:table-cell>
          <table:table-cell office:value-type="string" calcext:value-type="string">
            <text:p>viru haigla aktsiaselt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836008" calcext:value-type="float">
            <text:p>836008</text:p>
          </table:table-cell>
          <table:table-cell office:value-type="float" office:value="418004" calcext:value-type="float">
            <text:p>418004</text:p>
          </table:table-cell>
          <table:table-cell office:value-type="date" office:date-value="2022-06-28" calcext:value-type="date">
            <text:p>28.6.22</text:p>
          </table:table-cell>
        </table:table-row>
        <table:table-row table:style-name="ro1">
          <table:table-cell office:value-type="float" office:value="14036266" calcext:value-type="float">
            <text:p>14036266</text:p>
          </table:table-cell>
          <table:table-cell office:value-type="string" calcext:value-type="string">
            <text:p>Nõmme Hooldekodu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991292" calcext:value-type="float">
            <text:p>1991292</text:p>
          </table:table-cell>
          <table:table-cell office:value-type="float" office:value="995646" calcext:value-type="float">
            <text:p>995646</text:p>
          </table:table-cell>
          <table:table-cell office:value-type="date" office:date-value="2022-06-28" calcext:value-type="date">
            <text:p>28.6.22</text:p>
          </table:table-cell>
        </table:table-row>
        <table:table-row table:style-name="ro1">
          <table:table-cell office:value-type="float" office:value="14079117" calcext:value-type="float">
            <text:p>14079117</text:p>
          </table:table-cell>
          <table:table-cell office:value-type="string" calcext:value-type="string">
            <text:p>viru hoolekande aktsiaselts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134078" calcext:value-type="float">
            <text:p>4134078</text:p>
          </table:table-cell>
          <table:table-cell office:value-type="float" office:value="2067039" calcext:value-type="float">
            <text:p>2067039</text:p>
          </table:table-cell>
          <table:table-cell office:value-type="date" office:date-value="2023-05-22" calcext:value-type="date">
            <text:p>22.5.23</text:p>
          </table:table-cell>
        </table:table-row>
        <table:table-row table:style-name="ro1">
          <table:table-cell office:value-type="float" office:value="10092440" calcext:value-type="float">
            <text:p>10092440</text:p>
          </table:table-cell>
          <table:table-cell office:value-type="string" calcext:value-type="string">
            <text:p>Eolane Tallinn,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1-05-31" calcext:value-type="date">
            <text:p>31.5.21</text:p>
          </table:table-cell>
        </table:table-row>
        <table:table-row table:style-name="ro1">
          <table:table-cell office:value-type="float" office:value="14149415" calcext:value-type="float">
            <text:p>14149415</text:p>
          </table:table-cell>
          <table:table-cell office:value-type="string" calcext:value-type="string">
            <text:p>DynaBra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55000" calcext:value-type="float">
            <text:p>55000</text:p>
          </table:table-cell>
          <table:table-cell office:value-type="float" office:value="49500" calcext:value-type="float">
            <text:p>49500</text:p>
          </table:table-cell>
          <table:table-cell office:value-type="date" office:date-value="2022-05-15" calcext:value-type="date">
            <text:p>15.5.22</text:p>
          </table:table-cell>
        </table:table-row>
        <table:table-row table:style-name="ro1">
          <table:table-cell office:value-type="float" office:value="11877278" calcext:value-type="float">
            <text:p>11877278</text:p>
          </table:table-cell>
          <table:table-cell office:value-type="string" calcext:value-type="string">
            <text:p>Nordic Plas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80000" calcext:value-type="float">
            <text:p>80000</text:p>
          </table:table-cell>
          <table:table-cell office:value-type="float" office:value="72000" calcext:value-type="float">
            <text:p>72000</text:p>
          </table:table-cell>
          <table:table-cell office:value-type="date" office:date-value="2021-11-25" calcext:value-type="date">
            <text:p>25.11.21</text:p>
          </table:table-cell>
        </table:table-row>
        <table:table-row table:style-name="ro1">
          <table:table-cell office:value-type="float" office:value="10165009" calcext:value-type="float">
            <text:p>10165009</text:p>
          </table:table-cell>
          <table:table-cell office:value-type="string" calcext:value-type="string">
            <text:p>osaühing pesumaja rea 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date" office:date-value="2024-06-16" calcext:value-type="date">
            <text:p>16.6.24</text:p>
          </table:table-cell>
        </table:table-row>
        <table:table-row table:style-name="ro1">
          <table:table-cell office:value-type="float" office:value="10028637" calcext:value-type="float">
            <text:p>10028637</text:p>
          </table:table-cell>
          <table:table-cell office:value-type="string" calcext:value-type="string">
            <text:p>MarkIT Eesti AS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00000" calcext:value-type="float">
            <text:p>700000</text:p>
          </table:table-cell>
          <table:table-cell office:value-type="float" office:value="420000" calcext:value-type="float">
            <text:p>420000</text:p>
          </table:table-cell>
          <table:table-cell office:value-type="date" office:date-value="2020-12-15" calcext:value-type="date">
            <text:p>15.12.20</text:p>
          </table:table-cell>
        </table:table-row>
        <table:table-row table:style-name="ro1">
          <table:table-cell office:value-type="float" office:value="10592303" calcext:value-type="float">
            <text:p>10592303</text:p>
          </table:table-cell>
          <table:table-cell office:value-type="string" calcext:value-type="string">
            <text:p>Baltic Clean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743651.7" calcext:value-type="float">
            <text:p>743651,7</text:p>
          </table:table-cell>
          <table:table-cell office:value-type="float" office:value="371825.84" calcext:value-type="float">
            <text:p>371825,84</text:p>
          </table:table-cell>
          <table:table-cell office:value-type="date" office:date-value="2025-01-25" calcext:value-type="date">
            <text:p>25.1.25</text:p>
          </table:table-cell>
        </table:table-row>
        <table:table-row table:style-name="ro1">
          <table:table-cell office:value-type="float" office:value="12952007" calcext:value-type="float">
            <text:p>12952007</text:p>
          </table:table-cell>
          <table:table-cell office:value-type="string" calcext:value-type="string">
            <text:p>7käiku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25000" calcext:value-type="float">
            <text:p>25000</text:p>
          </table:table-cell>
          <table:table-cell office:value-type="float" office:value="12500" calcext:value-type="float">
            <text:p>12500</text:p>
          </table:table-cell>
          <table:table-cell office:value-type="date" office:date-value="2021-03-20" calcext:value-type="date">
            <text:p>20.3.21</text:p>
          </table:table-cell>
        </table:table-row>
        <table:table-row table:style-name="ro1">
          <table:table-cell office:value-type="float" office:value="14246756" calcext:value-type="float">
            <text:p>14246756</text:p>
          </table:table-cell>
          <table:table-cell office:value-type="string" calcext:value-type="string">
            <text:p>Gardes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650000" calcext:value-type="float">
            <text:p>650000</text:p>
          </table:table-cell>
          <table:table-cell office:value-type="float" office:value="325000" calcext:value-type="float">
            <text:p>325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1901143" calcext:value-type="float">
            <text:p>11901143</text:p>
          </table:table-cell>
          <table:table-cell office:value-type="string" calcext:value-type="string">
            <text:p>Vudila Mängumaa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date" office:date-value="2022-08-30" calcext:value-type="date">
            <text:p>30.8.22</text:p>
          </table:table-cell>
        </table:table-row>
        <table:table-row table:style-name="ro1">
          <table:table-cell office:value-type="float" office:value="10856512" calcext:value-type="float">
            <text:p>10856512</text:p>
          </table:table-cell>
          <table:table-cell office:value-type="string" calcext:value-type="string">
            <text:p>Portlif Grupp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fikseeritud käendus olemasolevatele laenudele</text:p>
          </table:table-cell>
          <table:table-cell office:value-type="float" office:value="168969.92" calcext:value-type="float">
            <text:p>168969,92</text:p>
          </table:table-cell>
          <table:table-cell office:value-type="float" office:value="25998" calcext:value-type="float">
            <text:p>25998</text:p>
          </table:table-cell>
          <table:table-cell office:value-type="date" office:date-value="2023-08-21" calcext:value-type="date">
            <text:p>21.8.23</text:p>
          </table:table-cell>
        </table:table-row>
        <table:table-row table:style-name="ro1">
          <table:table-cell office:value-type="float" office:value="12307666" calcext:value-type="float">
            <text:p>12307666</text:p>
          </table:table-cell>
          <table:table-cell office:value-type="string" calcext:value-type="string">
            <text:p>Multimek Balti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92995.48" calcext:value-type="float">
            <text:p>92995,48</text:p>
          </table:table-cell>
          <table:table-cell office:value-type="float" office:value="46497.73" calcext:value-type="float">
            <text:p>46497,73</text:p>
          </table:table-cell>
          <table:table-cell office:value-type="date" office:date-value="2023-10-20" calcext:value-type="date">
            <text:p>20.10.23</text:p>
          </table:table-cell>
        </table:table-row>
        <table:table-row table:style-name="ro1">
          <table:table-cell office:value-type="float" office:value="12307666" calcext:value-type="float">
            <text:p>12307666</text:p>
          </table:table-cell>
          <table:table-cell office:value-type="string" calcext:value-type="string">
            <text:p>Multimek Balti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47080" calcext:value-type="float">
            <text:p>47080</text:p>
          </table:table-cell>
          <table:table-cell office:value-type="float" office:value="23540" calcext:value-type="float">
            <text:p>23540</text:p>
          </table:table-cell>
          <table:table-cell office:value-type="date" office:date-value="2023-06-20" calcext:value-type="date">
            <text:p>20.6.23</text:p>
          </table:table-cell>
        </table:table-row>
        <table:table-row table:style-name="ro1">
          <table:table-cell office:value-type="float" office:value="12307666" calcext:value-type="float">
            <text:p>12307666</text:p>
          </table:table-cell>
          <table:table-cell office:value-type="string" calcext:value-type="string">
            <text:p>Multimek Balti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30072.5" calcext:value-type="float">
            <text:p>30072,5</text:p>
          </table:table-cell>
          <table:table-cell office:value-type="float" office:value="15036.25" calcext:value-type="float">
            <text:p>15036,25</text:p>
          </table:table-cell>
          <table:table-cell office:value-type="date" office:date-value="2024-08-21" calcext:value-type="date">
            <text:p>21.8.24</text:p>
          </table:table-cell>
        </table:table-row>
        <table:table-row table:style-name="ro1">
          <table:table-cell office:value-type="float" office:value="12307666" calcext:value-type="float">
            <text:p>12307666</text:p>
          </table:table-cell>
          <table:table-cell office:value-type="string" calcext:value-type="string">
            <text:p>Multimek Baltic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olemasolevatele laenudele</text:p>
          </table:table-cell>
          <table:table-cell office:value-type="float" office:value="15318.75" calcext:value-type="float">
            <text:p>15318,75</text:p>
          </table:table-cell>
          <table:table-cell office:value-type="float" office:value="7659.37" calcext:value-type="float">
            <text:p>7659,37</text:p>
          </table:table-cell>
          <table:table-cell office:value-type="date" office:date-value="2024-05-20" calcext:value-type="date">
            <text:p>20.5.24</text:p>
          </table:table-cell>
        </table:table-row>
        <table:table-row table:style-name="ro1">
          <table:table-cell office:value-type="float" office:value="11065847" calcext:value-type="float">
            <text:p>11065847</text:p>
          </table:table-cell>
          <table:table-cell office:value-type="string" calcext:value-type="string">
            <text:p>Fartrade Group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date" office:date-value="2021-06-25" calcext:value-type="date">
            <text:p>25.6.21</text:p>
          </table:table-cell>
        </table:table-row>
        <table:table-row table:style-name="ro1">
          <table:table-cell office:value-type="float" office:value="11065847" calcext:value-type="float">
            <text:p>11065847</text:p>
          </table:table-cell>
          <table:table-cell office:value-type="string" calcext:value-type="string">
            <text:p>Fartrade Group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date" office:date-value="2023-06-25" calcext:value-type="date">
            <text:p>25.6.23</text:p>
          </table:table-cell>
        </table:table-row>
        <table:table-row table:style-name="ro1">
          <table:table-cell office:value-type="float" office:value="12413374" calcext:value-type="float">
            <text:p>12413374</text:p>
          </table:table-cell>
          <table:table-cell office:value-type="string" calcext:value-type="string">
            <text:p>Tallinn City Apartments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majutus-, toitlustus- ja turismisektorile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date" office:date-value="2025-06-26" calcext:value-type="date">
            <text:p>26.6.25</text:p>
          </table:table-cell>
        </table:table-row>
        <table:table-row table:style-name="ro1">
          <table:table-cell office:value-type="float" office:value="10230310" calcext:value-type="float">
            <text:p>10230310</text:p>
          </table:table-cell>
          <table:table-cell office:value-type="string" calcext:value-type="string">
            <text:p>Tschudi Road Transpor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75000" calcext:value-type="float">
            <text:p>75000</text:p>
          </table:table-cell>
          <table:table-cell office:value-type="float" office:value="67500" calcext:value-type="float">
            <text:p>67500</text:p>
          </table:table-cell>
          <table:table-cell office:value-type="date" office:date-value="2020-10-30" calcext:value-type="date">
            <text:p>30.10.20</text:p>
          </table:table-cell>
        </table:table-row>
        <table:table-row table:style-name="ro1">
          <table:table-cell office:value-type="float" office:value="10065035" calcext:value-type="float">
            <text:p>10065035</text:p>
          </table:table-cell>
          <table:table-cell office:value-type="string" calcext:value-type="string">
            <text:p>Saparal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office:value-type="date" office:date-value="2023-01-20" calcext:value-type="date">
            <text:p>20.1.23</text:p>
          </table:table-cell>
        </table:table-row>
        <table:table-row table:style-name="ro1">
          <table:table-cell office:value-type="float" office:value="11235077" calcext:value-type="float">
            <text:p>11235077</text:p>
          </table:table-cell>
          <table:table-cell office:value-type="string" calcext:value-type="string">
            <text:p>Alsifor,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5000" calcext:value-type="float">
            <text:p>15000</text:p>
          </table:table-cell>
          <table:table-cell office:value-type="float" office:value="9000" calcext:value-type="float">
            <text:p>9000</text:p>
          </table:table-cell>
          <table:table-cell office:value-type="date" office:date-value="2020-11-25" calcext:value-type="date">
            <text:p>25.11.20</text:p>
          </table:table-cell>
        </table:table-row>
        <table:table-row table:style-name="ro1">
          <table:table-cell office:value-type="float" office:value="11739033" calcext:value-type="float">
            <text:p>11739033</text:p>
          </table:table-cell>
          <table:table-cell office:value-type="string" calcext:value-type="string">
            <text:p>eterno eesti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väikelaenu käendus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date" office:date-value="2023-07-21" calcext:value-type="date">
            <text:p>21.7.23</text:p>
          </table:table-cell>
        </table:table-row>
        <table:table-row table:style-name="ro1">
          <table:table-cell office:value-type="float" office:value="11981805" calcext:value-type="float">
            <text:p>11981805</text:p>
          </table:table-cell>
          <table:table-cell office:value-type="string" calcext:value-type="string">
            <text:p>Balmec Forest OÜ</text:p>
          </table:table-cell>
          <table:table-cell office:value-type="string" calcext:value-type="string">
            <text:p>Erakorraline käendus</text:p>
          </table:table-cell>
          <table:table-cell office:value-type="string" calcext:value-type="string">
            <text:p>Erakorraline proportsionaalne käendus uutele laenudele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date" office:date-value="2023-04-25" calcext:value-type="date">
            <text:p>25.4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t" number:country="EE">
      <number:number number:decimal-places="0" loext:min-decimal-places="0" number:min-integer-digits="1" number:grouping="true"/>
      <number:text> kr</number:text>
    </number:number-style>
    <number:number-style style:name="N10107" number:language="et" number:country="E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et" number:country="EE">
      <number:number number:decimal-places="0" loext:min-decimal-places="0" number:min-integer-digits="1" number:grouping="true"/>
      <number:text> kr</number:text>
    </number:number-style>
    <number:number-style style:name="N10108" number:language="et" number:country="E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et" number:country="EE">
      <number:number number:decimal-places="2" loext:min-decimal-places="2" number:min-integer-digits="1" number:grouping="true"/>
      <number:text> kr</number:text>
    </number:number-style>
    <number:number-style style:name="N10109" number:language="et" number:country="E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09P0"/>
    </number:number-style>
    <number:number-style style:name="N10110P0" style:volatile="true" number:language="et" number:country="EE">
      <number:number number:decimal-places="2" loext:min-decimal-places="2" number:min-integer-digits="1" number:grouping="true"/>
      <number:text> kr</number:text>
    </number:number-style>
    <number:number-style style:name="N10110" number:language="et" number:country="E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0P0"/>
    </number:number-style>
    <number:date-style style:name="N10111" number:language="et" number:country="EE">
      <number:day/>
      <number:text>.</number:text>
      <number:month number:style="long"/>
      <number:text>.</number:text>
      <number:year number:style="long"/>
    </number:date-style>
    <number:date-style style:name="N10112" number:language="et" number:country="EE">
      <number:day/>
      <number:text>.</number:text>
      <number:month number:textual="true"/>
      <number:text>.</number:text>
      <number:year/>
    </number:date-style>
    <number:date-style style:name="N10113" number:language="et" number:country="EE">
      <number:day/>
      <number:text>.</number:text>
      <number:month number:textual="true"/>
    </number:date-style>
    <number:date-style style:name="N10114" number:language="et" number:country="EE">
      <number:month number:textual="true"/>
      <number:text>.</number:text>
      <number:year/>
    </number:date-style>
    <number:time-style style:name="N10115" number:language="et" number:country="EE">
      <number:hours/>
      <number:text>:</number:text>
      <number:minutes number:style="long"/>
      <number:text> </number:text>
      <number:am-pm/>
    </number:time-style>
    <number:time-style style:name="N10116" number:language="et" number:country="E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t" number:country="EE">
      <number:hours/>
      <number:text>:</number:text>
      <number:minutes number:style="long"/>
    </number:time-style>
    <number:time-style style:name="N10118" number:language="et" number:country="EE">
      <number:hours/>
      <number:text>:</number:text>
      <number:minutes number:style="long"/>
      <number:text>:</number:text>
      <number:seconds number:style="long"/>
    </number:time-style>
    <number:date-style style:name="N10119" number:language="et" number:country="EE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et" number:country="EE">
      <number:number number:decimal-places="0" loext:min-decimal-places="0" number:min-integer-digits="1" number:grouping="true"/>
      <number:text>    </number:text>
    </number:number-style>
    <number:number-style style:name="N10120" number:language="et" number:country="E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et" number:country="EE">
      <number:number number:decimal-places="0" loext:min-decimal-places="0" number:min-integer-digits="1" number:grouping="true"/>
      <number:text>    </number:text>
    </number:number-style>
    <number:number-style style:name="N10121" number:language="et" number:country="E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2P0" style:volatile="true" number:language="et" number:country="EE">
      <number:number number:decimal-places="2" loext:min-decimal-places="2" number:min-integer-digits="1" number:grouping="true"/>
      <number:text>    </number:text>
    </number:number-style>
    <number:number-style style:name="N10122" number:language="et" number:country="E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et" number:country="EE">
      <number:number number:decimal-places="2" loext:min-decimal-places="2" number:min-integer-digits="1" number:grouping="true"/>
      <number:text>    </number:text>
    </number:number-style>
    <number:number-style style:name="N10123" number:language="et" number:country="E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et" number:country="E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1" style:volatile="true" number:language="et" number:country="E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2" style:volatile="true" number:language="et" number:country="EE">
      <loext:text> </loext:text>
      <loext:fill-character> </loext:fill-character>
      <number:text>-     </number:text>
    </number:number-style>
    <number:text-style style:name="N10124" number:language="et" number:country="E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t" number:country="E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5P1" style:volatile="true" number:language="et" number:country="E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5P2" style:volatile="true" number:language="et" number:country="EE">
      <loext:text> </loext:text>
      <loext:fill-character> </loext:fill-character>
      <number:text>- kr </number:text>
    </number:number-style>
    <number:text-style style:name="N10125" number:language="et" number:country="E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t" number:country="E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1" style:volatile="true" number:language="et" number:country="E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2" style:volatile="true" number:language="et" number:country="E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6" number:language="et" number:country="E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t" number:country="E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7P1" style:volatile="true" number:language="et" number:country="E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7P2" style:volatile="true" number:language="et" number:country="E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27" number:language="et" number:country="E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28:11.315147098</meta:creation-date>
    <dc:date>2020-08-12T21:30:21.659000131</dc:date>
    <meta:editing-duration>PT2M10S</meta:editing-duration>
    <meta:editing-cycles>1</meta:editing-cycles>
    <meta:document-statistic meta:table-count="1" meta:cell-count="889" meta:object-count="0"/>
    <meta:generator>LibreOffice/6.0.7.3$Linux_X86_64 LibreOffice_project/00m0$Build-3</meta:generator>
  </office:meta>
</office:document-meta>
</file>